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1.141cm"/>
    </style:style>
    <style:style style:name="co2" style:family="table-column">
      <style:table-column-properties fo:break-before="auto" style:column-width="2.212cm"/>
    </style:style>
    <style:style style:name="co3" style:family="table-column">
      <style:table-column-properties fo:break-before="auto" style:column-width="2.364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1.928cm"/>
    </style:style>
    <style:style style:name="co6" style:family="table-column">
      <style:table-column-properties fo:break-before="auto" style:column-width="3.464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1.014cm"/>
    </style:style>
    <style:style style:name="co9" style:family="table-column">
      <style:table-column-properties fo:break-before="auto" style:column-width="3.231cm"/>
    </style:style>
    <style:style style:name="co10" style:family="table-column">
      <style:table-column-properties fo:break-before="auto" style:column-width="3.159cm"/>
    </style:style>
    <style:style style:name="co11" style:family="table-column">
      <style:table-column-properties fo:break-before="auto" style:column-width="2.858cm"/>
    </style:style>
    <style:style style:name="co12" style:family="table-column">
      <style:table-column-properties fo:break-before="auto" style:column-width="2.602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1.032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Through_20_hole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1e88e5" style:text-align-source="fix" style:repeat-content="false" style:rotation-align="none" style:vertical-align="top"/>
      <style:paragraph-properties fo:text-align="center" fo:margin-left="0cm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1e88e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0pt" style:font-size-asian="10pt" style:font-size-complex="10pt"/>
    </style:style>
    <style:style style:name="ce70" style:family="table-cell" style:parent-style-name="Default">
      <style:text-properties fo:font-size="8pt" style:font-size-asian="8pt" style:font-size-complex="8pt"/>
    </style:style>
    <style:style style:name="ce2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C Relay - Rev. 2.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08" table:default-cell-style-name="Default"/>
        <table:table-row table:style-name="ro1">
          <table:table-cell table:style-name="ce51" office:value-type="string" calcext:value-type="string" table:number-columns-spanned="11" table:number-rows-spanned="2">
            <text:p>AC Relay – Bill of Materials</text:p>
          </table:table-cell>
          <table:covered-table-cell table:number-columns-repeated="10" table:style-name="ce2"/>
          <table:table-cell table:style-name="ce68"/>
          <table:table-cell table:style-name="ce21"/>
          <table:table-cell table:number-columns-repeated="1006"/>
        </table:table-row>
        <table:table-row table:style-name="ro2">
          <table:covered-table-cell table:number-columns-repeated="11" table:style-name="ce2"/>
          <table:table-cell table:style-name="ce68"/>
          <table:table-cell table:number-columns-repeated="1007"/>
        </table:table-row>
        <table:table-row table:style-name="ro3">
          <table:table-cell table:style-name="ce3"/>
          <table:table-cell table:style-name="ce62" office:value-type="string" calcext:value-type="string">
            <text:p>Rev.:</text:p>
          </table:table-cell>
          <table:table-cell table:style-name="ce15" office:value-type="float" office:value="4" calcext:value-type="float">
            <text:p>4</text:p>
          </table:table-cell>
          <table:table-cell table:style-name="ce3"/>
          <table:table-cell table:style-name="ce62" office:value-type="string" calcext:value-type="string">
            <text:p>Made By:</text:p>
          </table:table-cell>
          <table:table-cell table:style-name="ce15" office:value-type="string" calcext:value-type="string">
            <text:p>Enrique Gómez</text:p>
          </table:table-cell>
          <table:table-cell table:style-name="ce62" office:value-type="string" calcext:value-type="string">
            <text:p>Verify By:</text:p>
          </table:table-cell>
          <table:table-cell table:style-name="ce15" table:number-columns-spanned="2" table:number-rows-spanned="1"/>
          <table:covered-table-cell table:style-name="ce3"/>
          <table:table-cell table:style-name="ce62" office:value-type="string" calcext:value-type="string">
            <text:p>Date:</text:p>
          </table:table-cell>
          <table:table-cell table:style-name="ce67" office:value-type="date" office:date-value="2022-09-27" calcext:value-type="date">
            <text:p>27/09/22</text:p>
          </table:table-cell>
          <table:table-cell table:number-columns-repeated="1008"/>
        </table:table-row>
        <table:table-row table:style-name="ro4">
          <table:table-cell table:style-name="ce3" table:number-columns-repeated="11"/>
          <table:table-cell table:number-columns-repeated="1008"/>
        </table:table-row>
        <table:table-row table:style-name="ro5">
          <table:table-cell table:style-name="ce54" office:value-type="string" calcext:value-type="string">
            <text:p>Item</text:p>
          </table:table-cell>
          <table:table-cell table:style-name="ce54" office:value-type="string" calcext:value-type="string">
            <text:p>Designator</text:p>
          </table:table-cell>
          <table:table-cell table:style-name="ce54" office:value-type="string" calcext:value-type="string">
            <text:p>Description</text:p>
          </table:table-cell>
          <table:table-cell table:style-name="ce54" office:value-type="string" calcext:value-type="string">
            <text:p>Ordering code</text:p>
          </table:table-cell>
          <table:table-cell table:style-name="ce54" office:value-type="string" calcext:value-type="string">
            <text:p>Suplier</text:p>
          </table:table-cell>
          <table:table-cell table:style-name="ce54" office:value-type="string" calcext:value-type="string">
            <text:p>Manufacturer</text:p>
          </table:table-cell>
          <table:table-cell table:style-name="ce54" office:value-type="string" calcext:value-type="string">
            <text:p>Footprint</text:p>
          </table:table-cell>
          <table:table-cell table:style-name="ce54" office:value-type="string" calcext:value-type="string">
            <text:p>Qty.</text:p>
          </table:table-cell>
          <table:table-cell table:style-name="ce54" office:value-type="string" calcext:value-type="string">
            <text:p>Ordering code 2</text:p>
          </table:table-cell>
          <table:table-cell table:style-name="ce54" office:value-type="string" calcext:value-type="string">
            <text:p>Suplier 2</text:p>
          </table:table-cell>
          <table:table-cell table:style-name="ce54" office:value-type="string" calcext:value-type="string">
            <text:p>Value</text:p>
          </table:table-cell>
          <table:table-cell table:style-name="ce69" table:number-columns-repeated="1008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U2</text:p>
          </table:table-cell>
          <table:table-cell table:style-name="ce55" office:value-type="string" calcext:value-type="string">
            <text:p>ESP8266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70" table:number-columns-repeated="1008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U3</text:p>
          </table:table-cell>
          <table:table-cell table:style-name="ce56" office:value-type="string" calcext:value-type="string">
            <text:p>Bloque AC/DC</text:p>
          </table:table-cell>
          <table:table-cell table:style-name="ce56" office:value-type="string" calcext:value-type="string">
            <text:p>HLK-PM01</text:p>
          </table:table-cell>
          <table:table-cell table:style-name="ce56" office:value-type="string" calcext:value-type="string">
            <text:p>-</text:p>
          </table:table-cell>
          <table:table-cell table:style-name="ce56" office:value-type="string" calcext:value-type="string">
            <text:p>Hi-link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string" calcext:value-type="string">
            <text:p>HLK-PM01</text:p>
          </table:table-cell>
          <table:table-cell table:style-name="ce56" office:value-type="string" calcext:value-type="string">
            <text:p>5V output</text:p>
          </table:table-cell>
          <table:table-cell table:style-name="ce70" table:number-columns-repeated="1008"/>
        </table:table-row>
        <table:table-row table:style-name="ro1"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Q1</text:p>
          </table:table-cell>
          <table:table-cell table:style-name="ce57" office:value-type="string" calcext:value-type="string">
            <text:p>Transistor</text:p>
          </table:table-cell>
          <table:table-cell table:style-name="ce57" office:value-type="string" calcext:value-type="string">
            <text:p>512-FDT86246L</text:p>
          </table:table-cell>
          <table:table-cell table:style-name="ce57" office:value-type="string" calcext:value-type="string">
            <text:p>Mouser</text:p>
          </table:table-cell>
          <table:table-cell table:style-name="ce57" office:value-type="string" calcext:value-type="string">
            <text:p>On Semiconductor</text:p>
          </table:table-cell>
          <table:table-cell table:style-name="ce57" office:value-type="string" calcext:value-type="string">
            <text:p>SOT-223-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FDT86246L</text:p>
          </table:table-cell>
          <table:table-cell table:style-name="ce57" office:value-type="string" calcext:value-type="string">
            <text:p>On Semiconductor</text:p>
          </table:table-cell>
          <table:table-cell table:style-name="ce57"/>
          <table:table-cell table:style-name="ce70" table:number-columns-repeated="1008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D1</text:p>
          </table:table-cell>
          <table:table-cell table:style-name="ce56" office:value-type="string" calcext:value-type="string">
            <text:p>Diodo</text:p>
          </table:table-cell>
          <table:table-cell table:style-name="ce56" office:value-type="string" calcext:value-type="string">
            <text:p>512-RGF1B</text:p>
          </table:table-cell>
          <table:table-cell table:style-name="ce56" office:value-type="string" calcext:value-type="string">
            <text:p>Mouser</text:p>
          </table:table-cell>
          <table:table-cell table:style-name="ce56" office:value-type="string" calcext:value-type="string">
            <text:p>On Semiconductor</text:p>
          </table:table-cell>
          <table:table-cell table:style-name="ce56" office:value-type="string" calcext:value-type="string">
            <text:p>DO-214AC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RGF1B</text:p>
          </table:table-cell>
          <table:table-cell table:style-name="ce56" office:value-type="string" calcext:value-type="string">
            <text:p>On Semiconductor</text:p>
          </table:table-cell>
          <table:table-cell table:style-name="ce56" office:value-type="string" calcext:value-type="string">
            <text:p>Vf = 1000v; If = 1A</text:p>
          </table:table-cell>
          <table:table-cell table:style-name="ce70" table:number-columns-repeated="1008"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55" office:value-type="string" calcext:value-type="string">
            <text:p>K1</text:p>
          </table:table-cell>
          <table:table-cell table:style-name="ce55" office:value-type="string" calcext:value-type="string">
            <text:p>Relé</text:p>
          </table:table-cell>
          <table:table-cell table:style-name="ce55" office:value-type="string" calcext:value-type="string">
            <text:p>655-1-2071556-1</text:p>
          </table:table-cell>
          <table:table-cell table:style-name="ce55" office:value-type="string" calcext:value-type="string">
            <text:p>Mouser</text:p>
          </table:table-cell>
          <table:table-cell table:style-name="ce55" office:value-type="string" calcext:value-type="string">
            <text:p>TE Connectivity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1-2071556-1</text:p>
          </table:table-cell>
          <table:table-cell table:style-name="ce55" office:value-type="string" calcext:value-type="string">
            <text:p>TE Connectivity</text:p>
          </table:table-cell>
          <table:table-cell table:style-name="ce55"/>
          <table:table-cell table:style-name="ce70" table:number-columns-repeated="1008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SW1</text:p>
          </table:table-cell>
          <table:table-cell table:style-name="ce56" office:value-type="string" calcext:value-type="string">
            <text:p>Pulsador</text:p>
          </table:table-cell>
          <table:table-cell table:style-name="ce56" office:value-type="string" calcext:value-type="string">
            <text:p>611-PTS647SN70SMTR2L</text:p>
          </table:table-cell>
          <table:table-cell table:style-name="ce56" office:value-type="string" calcext:value-type="string">
            <text:p>Mouser</text:p>
          </table:table-cell>
          <table:table-cell table:style-name="ce56" office:value-type="string" calcext:value-type="string">
            <text:p>C&amp;K</text:p>
          </table:table-cell>
          <table:table-cell table:style-name="ce56" office:value-type="string" calcext:value-type="string">
            <text:p>4,5 x 4,5 mm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PTS647SN70SMTR2LFS</text:p>
          </table:table-cell>
          <table:table-cell table:style-name="ce56" office:value-type="string" calcext:value-type="string">
            <text:p>C&amp;K</text:p>
          </table:table-cell>
          <table:table-cell table:style-name="ce56" office:value-type="string" calcext:value-type="string">
            <text:p>SPST</text:p>
          </table:table-cell>
          <table:table-cell table:style-name="ce70" table:number-columns-repeated="1008"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55" office:value-type="string" calcext:value-type="string">
            <text:p>R1,R2,R3</text:p>
          </table:table-cell>
          <table:table-cell table:style-name="ce55" office:value-type="string" calcext:value-type="string">
            <text:p>Resistencia</text:p>
          </table:table-cell>
          <table:table-cell table:style-name="ce55" office:value-type="string" calcext:value-type="string">
            <text:p>279-CRGP0603F10K</text:p>
          </table:table-cell>
          <table:table-cell table:style-name="ce55" office:value-type="string" calcext:value-type="string">
            <text:p>Mouser</text:p>
          </table:table-cell>
          <table:table-cell table:style-name="ce55" office:value-type="string" calcext:value-type="string">
            <text:p>TE Connectivity</text:p>
          </table:table-cell>
          <table:table-cell table:style-name="ce55" office:value-type="string" calcext:value-type="string">
            <text:p>0603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CRGP0603F10K</text:p>
          </table:table-cell>
          <table:table-cell table:style-name="ce55" office:value-type="string" calcext:value-type="string">
            <text:p>TE Connectivity</text:p>
          </table:table-cell>
          <table:table-cell table:style-name="ce55" office:value-type="string" calcext:value-type="string">
            <text:p>10k</text:p>
          </table:table-cell>
          <table:table-cell table:style-name="ce70" table:number-columns-repeated="1008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D2</text:p>
          </table:table-cell>
          <table:table-cell table:style-name="ce56" office:value-type="string" calcext:value-type="string">
            <text:p>LED verde</text:p>
          </table:table-cell>
          <table:table-cell table:style-name="ce56" office:value-type="string" calcext:value-type="string">
            <text:p>710-150060VS75000</text:p>
          </table:table-cell>
          <table:table-cell table:style-name="ce56" office:value-type="string" calcext:value-type="string">
            <text:p>Mouser</text:p>
          </table:table-cell>
          <table:table-cell table:style-name="ce56" office:value-type="string" calcext:value-type="string">
            <text:p>Wurth Electronics</text:p>
          </table:table-cell>
          <table:table-cell table:style-name="ce56" office:value-type="string" calcext:value-type="string">
            <text:p>060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150060VS75000</text:p>
          </table:table-cell>
          <table:table-cell table:style-name="ce56" office:value-type="string" calcext:value-type="string">
            <text:p>Wurth Electronics</text:p>
          </table:table-cell>
          <table:table-cell table:style-name="ce56" office:value-type="string" calcext:value-type="string">
            <text:p>Vf = 2v; If = 20 mA</text:p>
          </table:table-cell>
          <table:table-cell table:style-name="ce70" table:number-columns-repeated="1008"/>
        </table:table-row>
        <table:table-row table:style-name="ro1">
          <table:table-cell table:style-name="ce55" office:value-type="float" office:value="9" calcext:value-type="float">
            <text:p>9</text:p>
          </table:table-cell>
          <table:table-cell table:style-name="ce55" office:value-type="string" calcext:value-type="string">
            <text:p>R4</text:p>
          </table:table-cell>
          <table:table-cell table:style-name="ce55" office:value-type="string" calcext:value-type="string">
            <text:p>Resistencia</text:p>
          </table:table-cell>
          <table:table-cell table:style-name="ce55" office:value-type="string" calcext:value-type="string">
            <text:p>754-RR0816Q-82R5D89R</text:p>
          </table:table-cell>
          <table:table-cell table:style-name="ce55" office:value-type="string" calcext:value-type="string">
            <text:p>Mouser</text:p>
          </table:table-cell>
          <table:table-cell table:style-name="ce55" office:value-type="string" calcext:value-type="string">
            <text:p>Susumu</text:p>
          </table:table-cell>
          <table:table-cell table:style-name="ce55" office:value-type="string" calcext:value-type="string">
            <text:p>0603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RR0816Q-82R5-D-89R</text:p>
          </table:table-cell>
          <table:table-cell table:style-name="ce55" office:value-type="string" calcext:value-type="string">
            <text:p>Susumu</text:p>
          </table:table-cell>
          <table:table-cell table:style-name="ce55" office:value-type="string" calcext:value-type="string">
            <text:p>82,5 Ohm</text:p>
          </table:table-cell>
          <table:table-cell table:style-name="ce70" table:number-columns-repeated="1008"/>
        </table:table-row>
        <table:table-row table:style-name="ro1"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U1</text:p>
          </table:table-cell>
          <table:table-cell table:style-name="ce56" office:value-type="string" calcext:value-type="string">
            <text:p>Regulador voltaje</text:p>
          </table:table-cell>
          <table:table-cell table:style-name="ce56" office:value-type="string" calcext:value-type="string">
            <text:p>755-BU33SD5WG-TR</text:p>
          </table:table-cell>
          <table:table-cell table:style-name="ce56" office:value-type="string" calcext:value-type="string">
            <text:p>Mouser</text:p>
          </table:table-cell>
          <table:table-cell table:style-name="ce56" office:value-type="string" calcext:value-type="string">
            <text:p>ROHM Semiconductor</text:p>
          </table:table-cell>
          <table:table-cell table:style-name="ce56" office:value-type="string" calcext:value-type="string">
            <text:p>SOT-23-5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BU33SD5WG-TR</text:p>
          </table:table-cell>
          <table:table-cell table:style-name="ce56" office:value-type="string" calcext:value-type="string">
            <text:p>ROHM Semiconductor</text:p>
          </table:table-cell>
          <table:table-cell table:style-name="ce56" office:value-type="string" calcext:value-type="string">
            <text:p>3,3V</text:p>
          </table:table-cell>
          <table:table-cell table:style-name="ce70" table:number-columns-repeated="1008"/>
        </table:table-row>
        <table:table-row table:style-name="ro1">
          <table:table-cell table:style-name="ce55" office:value-type="float" office:value="11" calcext:value-type="float">
            <text:p>11</text:p>
          </table:table-cell>
          <table:table-cell table:style-name="ce55" office:value-type="string" calcext:value-type="string">
            <text:p>C1, C2</text:p>
          </table:table-cell>
          <table:table-cell table:style-name="ce55" office:value-type="string" calcext:value-type="string">
            <text:p>Condensador</text:p>
          </table:table-cell>
          <table:table-cell table:style-name="ce55" office:value-type="string" calcext:value-type="string">
            <text:p>77-VJ0603G474KXQPBC</text:p>
          </table:table-cell>
          <table:table-cell table:style-name="ce55" office:value-type="string" calcext:value-type="string">
            <text:p>Mouser</text:p>
          </table:table-cell>
          <table:table-cell table:style-name="ce55" office:value-type="string" calcext:value-type="string">
            <text:p>Vishay</text:p>
          </table:table-cell>
          <table:table-cell table:style-name="ce55" office:value-type="string" calcext:value-type="string">
            <text:p>060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VJ0603G474KXQPW1BC</text:p>
          </table:table-cell>
          <table:table-cell table:style-name="ce55" office:value-type="string" calcext:value-type="string">
            <text:p>Vishay</text:p>
          </table:table-cell>
          <table:table-cell table:style-name="ce55" office:value-type="string" calcext:value-type="string">
            <text:p>470nf</text:p>
          </table:table-cell>
          <table:table-cell table:style-name="ce70" table:number-columns-repeated="1008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 office:value-type="string" calcext:value-type="string">
            <text:p>J2</text:p>
          </table:table-cell>
          <table:table-cell table:style-name="ce56" office:value-type="string" calcext:value-type="string">
            <text:p>Header pins</text:p>
          </table:table-cell>
          <table:table-cell table:number-columns-repeated="4" table:style-name="ce56" office:value-type="string" calcext:value-type="string">
            <text:p>-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string" calcext:value-type="string">
            <text:p>-</text:p>
          </table:table-cell>
          <table:table-cell table:style-name="ce56" office:value-type="string" calcext:value-type="string">
            <text:p>01 x 06 pin</text:p>
          </table:table-cell>
          <table:table-cell table:style-name="ce70" table:number-columns-repeated="1008"/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5" office:value-type="string" calcext:value-type="string">
            <text:p>J1,J3</text:p>
          </table:table-cell>
          <table:table-cell table:style-name="ce55" office:value-type="string" calcext:value-type="string">
            <text:p>Screw Terminal</text:p>
          </table:table-cell>
          <table:table-cell table:style-name="ce55" office:value-type="string" calcext:value-type="string">
            <text:p>651-1985920</text:p>
          </table:table-cell>
          <table:table-cell table:style-name="ce55" office:value-type="string" calcext:value-type="string">
            <text:p>Mouser</text:p>
          </table:table-cell>
          <table:table-cell table:style-name="ce55" office:value-type="string" calcext:value-type="string">
            <text:p>Phoenix Contact</text:p>
          </table:table-cell>
          <table:table-cell table:style-name="ce55" office:value-type="string" calcext:value-type="string">
            <text:p>2 x 5 mm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985920" calcext:value-type="float">
            <text:p>1985920</text:p>
          </table:table-cell>
          <table:table-cell table:style-name="ce55" office:value-type="string" calcext:value-type="string">
            <text:p>Phoenix Contact</text:p>
          </table:table-cell>
          <table:table-cell table:style-name="ce55" office:value-type="string" calcext:value-type="string">
            <text:p>I = 16A; V = 320v</text:p>
          </table:table-cell>
          <table:table-cell table:style-name="ce70" table:number-columns-repeated="1008"/>
        </table:table-row>
        <table:table-row table:style-name="ro1">
          <table:table-cell table:style-name="ce58" table:number-columns-repeated="11"/>
          <table:table-cell table:number-columns-repeated="1008"/>
        </table:table-row>
        <table:table-row table:style-name="ro1">
          <table:table-cell table:style-name="ce59" office:value-type="string" calcext:value-type="string">
            <text:p>Notas:</text:p>
          </table:table-cell>
          <table:table-cell table:style-name="ce59" table:number-columns-repeated="2"/>
          <table:table-cell table:style-name="ce66"/>
          <table:table-cell table:style-name="ce59" table:number-columns-repeated="7"/>
          <table:table-cell table:number-columns-repeated="1008"/>
        </table:table-row>
        <table:table-row table:style-name="ro1">
          <table:table-cell table:style-name="ce60" table:number-columns-spanned="11" table:number-rows-spanned="3"/>
          <table:covered-table-cell table:number-columns-repeated="10" table:style-name="ce13"/>
          <table:table-cell table:number-columns-repeated="1008"/>
        </table:table-row>
        <table:table-row table:style-name="ro1">
          <table:covered-table-cell table:style-name="ce11"/>
          <table:covered-table-cell table:number-columns-repeated="10" table:style-name="ce13"/>
          <table:table-cell table:number-columns-repeated="1008"/>
        </table:table-row>
        <table:table-row table:style-name="ro1">
          <table:covered-table-cell table:style-name="ce11"/>
          <table:covered-table-cell table:number-columns-repeated="10" table:style-name="ce13"/>
          <table:table-cell table:number-columns-repeated="1008"/>
        </table:table-row>
        <table:table-row table:style-name="ro1">
          <table:table-cell table:style-name="ce11"/>
          <table:table-cell table:style-name="ce13" table:number-columns-repeated="10"/>
          <table:table-cell table:number-columns-repeated="1008"/>
        </table:table-row>
        <table:table-row table:style-name="ro1" table:number-rows-repeated="19">
          <table:table-cell table:style-name="ce3"/>
          <table:table-cell table:style-name="ce64" table:number-columns-repeated="10"/>
          <table:table-cell table:number-columns-repeated="1008"/>
        </table:table-row>
        <table:table-row table:style-name="ro1" table:number-rows-repeated="9">
          <table:table-cell table:style-name="ce3"/>
          <table:table-cell table:style-name="ce64"/>
          <table:table-cell table:style-name="ce3" table:number-columns-repeated="9"/>
          <table:table-cell table:number-columns-repeated="1008"/>
        </table:table-row>
        <table:table-row table:style-name="ro1">
          <table:table-cell table:style-name="ce3" table:number-columns-repeated="11"/>
          <table:table-cell table:number-columns-repeated="1008"/>
        </table:table-row>
        <table:table-row table:style-name="ro1" table:number-rows-repeated="41">
          <table:table-cell table:number-columns-repeated="1019"/>
        </table:table-row>
        <table:table-row table:style-name="ro4" table:number-rows-repeated="1048481">
          <table:table-cell table:number-columns-repeated="1019"/>
        </table:table-row>
        <table:table-row table:style-name="ro4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6">
      <number:minutes number:style="long"/>
      <number:text>:</number:text>
      <number:seconds number:style="long" number:decimal-places="1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4">
      <number:minutes number:style="long"/>
      <number:text>:</number:text>
      <number:seconds number:style="long"/>
    </number:time-style>
    <number:number-style style:name="N10131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es" number:country="ES">
      <number:text> </number:text>
      <number:fill-character> </number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27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es" number:country="ES">
      <number:text> </number:text>
      <number:fill-character> </number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3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2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0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19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time-style style:name="N10115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date-style style:name="N10112" number:language="es" number:country="ES"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number-style style:name="N10139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number-style style:name="N10109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number:number-style style:name="N10135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06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6P0"/>
    </number:number-style>
    <number:number-style style:name="N10105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5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/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hrough_20_hole" style:display-name="PageStyle_Through hol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nrique</meta:initial-creator>
    <meta:print-date>2017-06-05T16:03:26</meta:print-date>
    <meta:creation-date>2017-06-05T16:02:42</meta:creation-date>
    <dc:date>2022-09-27T22:34:32.923772042</dc:date>
    <meta:generator>LibreOffice/7.3.6.2$Linux_X86_64 LibreOffice_project/30$Build-2</meta:generator>
    <meta:editing-duration>PT10H1M27S</meta:editing-duration>
    <meta:editing-cycles>55</meta:editing-cycles>
    <meta:document-statistic meta:table-count="1" meta:cell-count="16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